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3;Servcio1.exe;juan@soporte.com.ar</text:p>
      <text:p text:style-name="P1">44;Servcio2.exe;maria@soporte.com.ar</text:p>
      <text:p text:style-name="P1">22;Servcio3.exe;jose@soporte.com.ar</text:p>
      <text:p text:style-name="P1">11;Servcio4.exe;pedro@soporte.com.ar</text:p>
      <text:p text:style-name="P1">55;Servcio5.exe;ana@soporte.com.ar</text:p>
      <text:p text:style-name="P1">88;Servcio6.exe;daniel@soporte.com.ar</text:p>
      <text:p text:style-name="P1">99;Servcio7.exe;hugo@soporte.com.ar</text:p>
      <text:p text:style-name="P1">77;Servcio8.exe;lea@soporte.com.ar</text:p>
      <text:p text:style-name="P1">66;Servcio9.exe;carla@soporte.com.ar</text:p>
      <text:p text:style-name="P1">10;Servcio10.exe;carlos@soporte.com.ar</text:p>
      <text:p text:style-name="P1">21;Servcio11.exe;marcos@soporte.com.ar</text:p>
      <text:p text:style-name="P1">32;Servcio12.exe;mateo@soporte.com.ar</text:p>
      <text:p text:style-name="P1">43;Servcio13.exe;zoe@soporte.com.ar</text:p>
      <text:p text:style-name="P1">54;Servcio14.exe;sandro@soporte.com.ar</text:p>
      <text:p text:style-name="P1">65;Servcio15.exe;danilo@soporte.com.ar</text:p>
      <text:p text:style-name="P1">76;Servcio16.exe;nestor@soporte.com.ar</text:p>
      <text:p text:style-name="P1">87;Servcio17.exe;diego@soporte.com.ar</text:p>
      <text:p text:style-name="P4">98;Servcio18.exe;omar@soporte.com.a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8:49:00.857322574</meta:creation-date>
    <dc:date>2018-06-13T18:50:58.988647387</dc:date>
    <meta:editing-duration>PT1M58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8" meta:word-count="18" meta:character-count="653" meta:non-whitespace-character-count="653"/>
  </office:meta>
</office:document-meta>
</file>